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25cm" fo:min-width="0.3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3cm" fo:min-width="0.3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1.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45cm" fo:min-width="1.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cm" fo:min-width="1.7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fill-color="#ffffff" draw:textarea-vertical-align="middle"/>
    </style:style>
    <style:style style:name="gr9" style:family="graphic" style:parent-style-name="objectwithoutfill">
      <style:graphic-properties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0.649cm"/>
    </style:style>
    <style:style style:name="gr13" style:family="graphic" style:parent-style-name="standard">
      <style:graphic-properties draw:stroke="none" svg:stroke-color="#000000" draw:fill="none" draw:fill-color="#ffffff" fo:min-height="0.865cm"/>
    </style:style>
    <style:style style:name="gr14" style:family="graphic" style:parent-style-name="standard">
      <style:graphic-properties draw:stroke="none" svg:stroke-color="#000000" draw:fill="none" draw:fill-color="#ffffff" fo:min-height="0.586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25cm" fo:min-width="0.35cm"/>
    </style:style>
    <style:style style:name="gr16" style:family="graphic" style:parent-style-name="standard">
      <style:graphic-properties draw:stroke="none" svg:stroke-color="#000000" draw:fill="none" draw:fill-color="#ffffff" fo:min-height="0.523cm"/>
    </style:style>
    <style:style style:name="gr17" style:family="graphic" style:parent-style-name="standard">
      <style:graphic-properties draw:stroke="none" svg:stroke-color="#000000" draw:fill="none" draw:fill-color="#ffffff" fo:min-height="0.953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9cm"/>
    </style:style>
    <style:style style:name="gr19" style:family="graphic" style:parent-style-name="standard">
      <style:graphic-properties draw:stroke="none" svg:stroke-color="#000000" draw:fill="none" draw:fill-color="#ffffff" fo:min-height="0.25cm"/>
    </style:style>
    <style:style style:name="gr20" style:family="graphic" style:parent-style-name="standard">
      <style:graphic-properties draw:stroke="none" svg:stroke-color="#000000" draw:fill="none" draw:fill-color="#ffffff" fo:min-height="0.15cm"/>
    </style:style>
    <style:style style:name="gr21" style:family="graphic" style:parent-style-name="standard">
      <style:graphic-properties draw:stroke="none" svg:stroke-color="#000000" draw:fill="none" draw:fill-color="#ffffff" fo:min-height="0.35cm"/>
    </style:style>
    <style:style style:name="gr22" style:family="graphic" style:parent-style-name="standard">
      <style:graphic-properties draw:stroke="none" svg:stroke-color="#000000" draw:fill="none" draw:fill-color="#ffffff" fo:min-height="0.05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-color="#ffffff"/>
      <style:paragraph-properties fo:margin-left="0cm" fo:margin-right="1.1cm" fo:text-align="center" fo:text-indent="1.1cm"/>
    </style:style>
    <style:style style:name="P2" style:family="paragraph">
      <style:paragraph-properties fo:margin-left="0cm" fo:margin-right="1.1cm" fo:text-align="center" fo:text-indent="1.1cm"/>
    </style:style>
    <style:style style:name="P3" style:family="paragraph">
      <loext:graphic-properties draw:fill-color="#ffffff"/>
      <style:paragraph-properties fo:margin-left="0cm" fo:margin-right="1.1cm" fo:text-align="center" fo:text-indent="1.1cm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margin-left="0cm" fo:margin-right="1.1cm" fo:text-align="center" fo:text-indent="1.1cm"/>
    </style:style>
    <style:style style:name="P5" style:family="paragraph">
      <loext:graphic-properties draw:fill="none" draw:fill-color="#ffffff"/>
      <style:paragraph-properties fo:margin-left="0cm" fo:margin-right="1.1cm" fo:text-indent="1.1cm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6pt" style:font-size-asian="18pt" style:font-size-complex="18pt"/>
    </style:style>
    <style:style style:name="P8" style:family="paragraph">
      <style:text-properties fo:font-size="6pt" style:font-size-asian="18pt" style:font-size-complex="18pt"/>
    </style:style>
    <style:style style:name="P9" style:family="paragraph">
      <loext:graphic-properties draw:fill="none" draw:fill-color="#ffffff"/>
      <style:text-properties fo:font-size="6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.40000009536743pt" style:font-size-asian="5.40000009536743pt" style:font-size-complex="5.40000009536743pt"/>
    </style:style>
    <style:style style:name="T3" style:family="text">
      <style:text-properties fo:font-size="4.90000009536743pt" style:font-size-asian="4.90000009536743pt" style:font-size-complex="4.90000009536743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4.40000009536743pt" style:font-size-asian="4.40000009536743pt" style:font-size-complex="4.40000009536743pt"/>
    </style:style>
    <style:style style:name="T6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7cm" svg:height="1cm" svg:x="7.9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1.7cm" svg:height="1.1cm" svg:x="11.2cm" svg:y="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1.7cm" svg:height="1cm" svg:x="11.2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" draw:id="id1" draw:layer="layout" svg:width="2.2cm" svg:height="1cm" svg:x="7.7cm" svg:y="1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cm" svg:height="1cm" svg:x="7.8cm" svg:y="11.1cm">
          <text:p text:style-name="P2"><text:span text:style-name="T1">[[[[IIII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2.2cm" svg:height="0.7cm" svg:x="6.5cm" svg:y="2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.2cm" svg:height="0.8cm" svg:x="10.9cm" svg:y="23.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8cm" svg:y1="12.1cm" svg:x2="8.8cm" svg:y2="13.2cm">
          <text:p/>
        </draw:line>
        <draw:connector draw:style-name="gr7" draw:text-style-name="P4" draw:layer="layout" svg:x1="8.8cm" svg:y1="14.2cm" svg:x2="8.75cm" svg:y2="15.2cm" draw:start-shape="id1" draw:start-glue-point="2" svg:d="M8800 14200v751h-50v249" svg:viewBox="0 0 51 1001">
          <text:p/>
        </draw:connector>
        <draw:connector draw:style-name="gr7" draw:text-style-name="P4" draw:layer="layout" svg:x1="8.75cm" svg:y1="16.2cm" svg:x2="8.75cm" svg:y2="16.5cm" draw:end-shape="id2" draw:end-glue-point="4" svg:d="M8750 16200v300" svg:viewBox="0 0 1 301">
          <text:p/>
        </draw:connector>
        <draw:connector draw:style-name="gr7" draw:text-style-name="P4" draw:layer="layout" svg:x1="9.6cm" svg:y1="17cm" svg:x2="12.05cm" svg:y2="17.2cm" draw:start-shape="id2" draw:start-glue-point="7" draw:end-shape="id3" draw:end-glue-point="4" svg:d="M9600 17000h801v-301h1649v501" svg:viewBox="0 0 2451 502">
          <text:p/>
        </draw:connector>
        <draw:connector draw:style-name="gr8" draw:text-style-name="P1" draw:layer="layout" svg:x1="12.05cm" svg:y1="18.2cm" svg:x2="12.05cm" svg:y2="18.2cm" draw:start-shape="id3" draw:start-glue-point="6" draw:end-shape="id3" draw:end-glue-point="6" svg:d="M12050 18200z" svg:viewBox="0 0 1 1">
          <text:p/>
        </draw:connector>
        <draw:connector draw:style-name="gr9" draw:text-style-name="P4" draw:layer="layout" draw:type="line" svg:x1="12.05cm" svg:y1="18.136cm" svg:x2="12.05cm" svg:y2="19cm" draw:start-shape="id4" draw:start-glue-point="2" draw:end-shape="id5" draw:end-glue-point="4" svg:d="M12050 18136v864" svg:viewBox="0 0 1 865">
          <text:p/>
        </draw:connector>
        <draw:connector draw:style-name="gr9" draw:text-style-name="P4" draw:layer="layout" draw:type="line" svg:x1="12.05cm" svg:y1="20.1cm" svg:x2="11.95cm" svg:y2="21cm" draw:start-shape="id5" draw:start-glue-point="6" draw:end-shape="id6" draw:end-glue-point="4" svg:d="M12050 20100l-100 900" svg:viewBox="0 0 101 901">
          <text:p/>
        </draw:connector>
        <draw:connector draw:style-name="gr9" draw:text-style-name="P4" draw:layer="layout" draw:type="line" svg:x1="11.95cm" svg:y1="22cm" svg:x2="11.95cm" svg:y2="22cm" draw:end-shape="id7" draw:end-glue-point="2" svg:d="M11950 22000z" svg:viewBox="0 0 1 1">
          <text:p/>
        </draw:connector>
        <draw:connector draw:style-name="gr7" draw:text-style-name="P4" draw:layer="layout" svg:x1="11.1cm" svg:y1="21.5cm" svg:x2="8.7cm" svg:y2="22.45cm" draw:start-shape="id6" draw:start-glue-point="5" draw:end-shape="id8" draw:end-glue-point="1" svg:d="M11100 21500h-1200v950h-1200" svg:viewBox="0 0 2401 951">
          <text:p/>
        </draw:connector>
        <draw:connector draw:style-name="gr7" draw:text-style-name="P4" xml:id="id7" draw:id="id7" draw:layer="layout" svg:x1="11.95cm" svg:y1="22cm" svg:x2="12cm" svg:y2="23.5cm" draw:end-shape="id9" draw:end-glue-point="0" svg:d="M11950 22000v500h50v1000" svg:viewBox="0 0 51 1501">
          <text:p/>
        </draw:connector>
        <draw:frame draw:style-name="gr10" draw:text-style-name="P5" draw:layer="layout" svg:width="2.1cm" svg:height="0.9cm" svg:x="7.9cm" svg:y="11.2cm">
          <draw:text-box>
            <text:p><text:span text:style-name="T2">Accept size of chessboard.Initiali-se the array</text:span></text:p>
          </draw:text-box>
        </draw:frame>
        <draw:frame draw:style-name="gr11" draw:text-style-name="P5" draw:layer="layout" svg:width="2cm" svg:height="1cm" svg:x="7.8cm" svg:y="13.2cm">
          <draw:text-box>
            <text:p><text:span text:style-name="T1">Loop until all queens placed on the board</text:span></text:p>
          </draw:text-box>
        </draw:frame>
        <draw:frame draw:style-name="gr12" draw:text-style-name="P5" draw:layer="layout" svg:width="1.3cm" svg:height="0.899cm" svg:x="8.1cm" svg:y="16.501cm">
          <draw:text-box>
            <text:p><text:span text:style-name="T2">Check clash with rows</text:span></text:p>
          </draw:text-box>
        </draw:frame>
        <draw:frame draw:style-name="gr13" draw:text-style-name="P5" draw:layer="layout" svg:width="1.5cm" svg:height="1.115cm" svg:x="11.3cm" svg:y="19.085cm">
          <draw:text-box>
            <text:p><text:span text:style-name="T2">Check for passing diagonals</text:span></text:p>
          </draw:text-box>
        </draw:frame>
        <draw:frame draw:style-name="gr14" draw:text-style-name="P5" xml:id="id4" draw:id="id4" draw:layer="layout" svg:width="1.3cm" svg:height="0.836cm" svg:x="11.4cm" svg:y="17.3cm">
          <draw:text-box>
            <text:p><text:span text:style-name="T3">Check for clash with columns</text:span></text:p>
          </draw:text-box>
        </draw:frame>
        <draw:custom-shape draw:style-name="gr1" draw:text-style-name="P1" xml:id="id6" draw:id="id6" draw:layer="layout" svg:width="1.7cm" svg:height="1cm" svg:x="11.1cm" svg:y="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draw:layer="layout" svg:width="1.7cm" svg:height="1cm" svg:x="11.101cm" svg:y="21.001cm">
          <text:p text:style-name="P2"><text:span text:style-name="T4">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5" draw:layer="layout" svg:width="1.4cm" svg:height="0.773cm" svg:x="11.4cm" svg:y="21.127cm">
          <draw:text-box>
            <text:p><text:span text:style-name="T5">Check for extended diagonals</text:span></text:p>
          </draw:text-box>
        </draw:frame>
        <draw:frame draw:style-name="gr17" draw:text-style-name="P5" draw:layer="layout" svg:width="1.9cm" svg:height="1.203cm" svg:x="6.7cm" svg:y="21.997cm">
          <draw:text-box>
            <text:p><text:span text:style-name="T1">Place in toroidal solution set</text:span></text:p>
          </draw:text-box>
        </draw:frame>
        <draw:frame draw:style-name="gr13" draw:text-style-name="P5" draw:layer="layout" svg:width="1.6cm" svg:height="1.115cm" svg:x="11.2cm" svg:y="23.4cm">
          <draw:text-box>
            <text:p><text:span text:style-name="T2">Place in normal solution set</text:span></text:p>
            <text:p><text:span text:style-name="T2"/></text:p>
          </draw:text-box>
        </draw:frame>
        <draw:connector draw:style-name="gr7" draw:text-style-name="P4" draw:layer="layout" svg:x1="11.2cm" svg:y1="19.55cm" svg:x2="11.2cm" svg:y2="19.55cm" draw:start-shape="id5" draw:start-glue-point="5" draw:end-shape="id5" draw:end-glue-point="5" svg:d="M11200 19550z" svg:viewBox="0 0 1 1">
          <text:p/>
        </draw:connector>
        <draw:custom-shape draw:style-name="gr18" draw:text-style-name="P7" draw:layer="layout" svg:width="3.4cm" svg:height="1cm" svg:x="7.8cm" svg:y="15.1cm">
          <text:p text:style-name="P6"><text:span text:style-name="T6">Place a queen at cell(i,j)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6cm" svg:height="0.5cm" svg:x="12.4cm" svg:y="18.4cm">
          <draw:text-box>
            <text:p text:style-name="P8"><text:span text:style-name="T6">False</text:span></text:p>
          </draw:text-box>
        </draw:frame>
        <draw:frame draw:style-name="gr20" draw:text-style-name="P9" draw:layer="layout" svg:width="1.6cm" svg:height="0.489cm" svg:x="12.5cm" svg:y="20.4cm">
          <draw:text-box>
            <text:p text:style-name="P8"><text:span text:style-name="T6">False</text:span></text:p>
          </draw:text-box>
        </draw:frame>
        <draw:frame draw:style-name="gr21" draw:text-style-name="P9" draw:layer="layout" svg:width="2.4cm" svg:height="0.6cm" svg:x="12.1cm" svg:y="22.3cm">
          <draw:text-box>
            <text:p text:style-name="P8"><text:span text:style-name="T6">True</text:span></text:p>
          </draw:text-box>
        </draw:frame>
        <draw:frame draw:style-name="gr22" draw:text-style-name="P9" draw:layer="layout" svg:width="1.9cm" svg:height="0.489cm" svg:x="9.8cm" svg:y="21.111cm">
          <draw:text-box>
            <text:p text:style-name="P8"><text:span text:style-name="T6">False</text:span></text:p>
          </draw:text-box>
        </draw:frame>
        <draw:line draw:style-name="gr23" draw:text-style-name="P10" draw:layer="layout" svg:x1="11.3cm" svg:y1="17.7cm" svg:x2="6.9cm" svg:y2="17.7cm">
          <text:p/>
        </draw:line>
        <draw:line draw:style-name="gr23" draw:text-style-name="P10" draw:layer="layout" svg:x1="6.9cm" svg:y1="17.7cm" svg:x2="6.9cm" svg:y2="15.7cm">
          <text:p/>
        </draw:line>
        <draw:line draw:style-name="gr23" draw:text-style-name="P10" draw:layer="layout" svg:x1="11.2cm" svg:y1="19.5cm" svg:x2="5.6cm" svg:y2="19.5cm">
          <text:p/>
        </draw:line>
        <draw:line draw:style-name="gr23" draw:text-style-name="P10" draw:layer="layout" svg:x1="5.6cm" svg:y1="19.4cm" svg:x2="5.6cm" svg:y2="15.7cm">
          <text:p/>
        </draw:line>
        <draw:line draw:style-name="gr23" draw:text-style-name="P10" draw:layer="layout" svg:x1="7.9cm" svg:y1="17cm" svg:x2="7.4cm" svg:y2="17cm">
          <text:p/>
        </draw:line>
        <draw:line draw:style-name="gr24" draw:text-style-name="P10" draw:layer="layout" svg:x1="5.6cm" svg:y1="15.7cm" svg:x2="8cm" svg:y2="15.7cm">
          <text:p/>
        </draw:line>
        <draw:frame draw:style-name="gr22" draw:text-style-name="P9" draw:layer="layout" svg:width="1.5cm" svg:height="0.489cm" svg:x="9.9cm" svg:y="19cm">
          <draw:text-box>
            <text:p text:style-name="P8"><text:span text:style-name="T6">True</text:span></text:p>
          </draw:text-box>
        </draw:frame>
        <draw:frame draw:style-name="gr22" draw:text-style-name="P9" draw:layer="layout" svg:width="1.5cm" svg:height="0.489cm" svg:x="10cm" svg:y="17.311cm">
          <draw:text-box>
            <text:p text:style-name="P8"><text:span text:style-name="T6">True</text:span></text:p>
          </draw:text-box>
        </draw:frame>
        <draw:frame draw:style-name="gr22" draw:text-style-name="P9" draw:layer="layout" svg:width="1.3cm" svg:height="0.489cm" svg:x="9.3cm" svg:y="16.511cm">
          <draw:text-box>
            <text:p text:style-name="P8"><text:span text:style-name="T6">False</text:span></text:p>
          </draw:text-box>
        </draw:frame>
        <draw:line draw:style-name="gr23" draw:text-style-name="P10" draw:layer="layout" svg:x1="7.4cm" svg:y1="17cm" svg:x2="7.4cm" svg:y2="15.7cm">
          <text:p/>
        </draw:line>
        <draw:frame draw:style-name="gr21" draw:text-style-name="P9" draw:layer="layout" svg:width="1.8cm" svg:height="0.6cm" svg:x="7.2cm" svg:y="16.5cm">
          <draw:text-box>
            <text:p text:style-name="P8"><text:span text:style-name="T6">True</text:span></text:p>
          </draw:text-box>
        </draw:frame>
        <draw:frame draw:style-name="gr21" draw:text-style-name="P9" draw:layer="layout" svg:width="2.7cm" svg:height="0.6cm" svg:x="6.7cm" svg:y="16.1cm">
          <draw:text-box>
            <text:p text:style-name="P8"><text:span text:style-name="T6">i=i+1</text:span></text:p>
          </draw:text-box>
        </draw:frame>
        <draw:frame draw:style-name="gr25" draw:text-style-name="P9" draw:layer="layout" svg:width="2.4cm" svg:height="0.7cm" svg:x="6.2cm" svg:y="17cm">
          <draw:text-box>
            <text:p text:style-name="P8"><text:span text:style-name="T6">j=j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10:01:40.728057210</meta:creation-date>
    <dc:date>2020-10-27T12:22:48.389386735</dc:date>
    <meta:editing-duration>PT14M33S</meta:editing-duration>
    <meta:editing-cycles>3</meta:editing-cycles>
    <meta:generator>LibreOffice/6.0.7.3$Linux_X86_64 LibreOffice_project/00m0$Build-3</meta:generator>
    <meta:document-statistic meta:object-count="46"/>
  </office:meta>
</office:document-meta>
</file>